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 style:list-style-name="L1">
      <style:paragraph-properties fo:margin-top="0.201cm" fo:margin-bottom="0.201cm" loext:contextual-spacing="false"/>
      <style:text-properties officeooo:rsid="001fa500" officeooo:paragraph-rsid="001fa5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gnitive behavioral training reverses the effect of pain exposure on brain-network activity</text:p>
      <text:p text:style-name="P1">Kucyi, Aaron, Salomons, Tim V., Davis, Karen D.</text:p>
      <text:list xml:id="list7617331425792377311" text:style-name="L1">
        <text:list-item>
          <text:p text:style-name="P2">this study used CBT to change the context in which people were experiencing pain. Would participant chosen music be a more cost-effective way of reducing the chances of pain becoming chronic in the same way CBT does?</text:p>
        </text:list-item>
        <text:list-item>
          <text:p text:style-name="P2">Does music not allow pain to change neural firing like CBT doe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6:22:42.297845000</meta:creation-date>
    <dc:date>2016-09-13T16:28:31.820081000</dc:date>
    <meta:editing-duration>PT5M50S</meta:editing-duration>
    <meta:editing-cycles>1</meta:editing-cycles>
    <meta:document-statistic meta:table-count="0" meta:image-count="0" meta:object-count="0" meta:page-count="1" meta:paragraph-count="4" meta:word-count="71" meta:character-count="421" meta:non-whitespace-character-count="356"/>
    <meta:generator>LibreOffice/5.1.4.2$MacOSX_X86_64 LibreOffice_project/f99d75f39f1c57ebdd7ffc5f42867c12031db97a</meta:generator>
  </office:meta>
</office:document-meta>
</file>